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ldpi</text:p>
          </table:table-cell>
          <table:table-cell office:value-type="string">
            <text:p>mdpi</text:p>
          </table:table-cell>
          <table:table-cell office:value-type="string">
            <text:p>hdpi</text:p>
          </table:table-cell>
          <table:table-cell office:value-type="string">
            <text:p>xhdp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7-08T21:37:36</meta:creation-date>
    <dc:date>2012-07-08T21:39:55</dc:date>
    <dc:creator>Denis Nelubin</dc:creator>
    <meta:editing-duration>PT1M9S</meta:editing-duration>
    <meta:editing-cycles>2</meta:editing-cycles>
    <meta:generator>LibreOffice/3.5$Linux_x86 LibreOffice_project/350m1$Build-2</meta:generator>
    <meta:document-statistic meta:table-count="3" meta:cell-count="12" meta:object-count="0"/>
  </office:meta>
</office:document-meta>
</file>